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2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544.7" calcext:value-type="float">
            <text:p>2544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717.3" calcext:value-type="float">
            <text:p>717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1235.5" calcext:value-type="float">
            <text:p>1235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23.91" calcext:value-type="float">
            <text:p>23.91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41.1833333333333" calcext:value-type="float">
            <text:p>41.1833333333333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2" office:value-type="float" office:value="4117" calcext:value-type="float">
            <text:p>4117</text:p>
          </table:table-cell>
          <table:table-cell table:number-columns-repeated="1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 office:value-type="float" office:value="2125" calcext:value-type="float">
            <text:p>2125</text:p>
          </table:table-cell>
          <table:table-cell table:number-columns-repeated="1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2" office:value-type="float" office:value="1937" calcext:value-type="float">
            <text:p>1937</text:p>
          </table:table-cell>
          <table:table-cell table:number-columns-repeated="1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2" office:value-type="float" office:value="3447" calcext:value-type="float">
            <text:p>3447</text:p>
          </table:table-cell>
          <table:table-cell table:number-columns-repeated="1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1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2" office:value-type="float" office:value="949" calcext:value-type="float">
            <text:p>949</text:p>
          </table:table-cell>
          <table:table-cell table:number-columns-repeated="1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2" office:value-type="float" office:value="8318" calcext:value-type="float">
            <text:p>8318</text:p>
          </table:table-cell>
          <table:table-cell table:number-columns-repeated="1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2" office:value-type="float" office:value="25184" calcext:value-type="float">
            <text:p>25184</text:p>
          </table:table-cell>
          <table:table-cell table:number-columns-repeated="1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2" office:value-type="float" office:value="20347" calcext:value-type="float">
            <text:p>20347</text:p>
          </table:table-cell>
          <table:table-cell table:number-columns-repeated="1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6" office:value-type="float" office:value="12648" calcext:value-type="float">
            <text:p>12648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6" office:value-type="float" office:value="115087" calcext:value-type="float">
            <text:p>115087</text:p>
          </table:table-cell>
          <table:table-cell table:number-columns-repeated="1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6" office:value-type="float" office:value="2323" calcext:value-type="float">
            <text:p>232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6" office:value-type="float" office:value="1196" calcext:value-type="float">
            <text:p>1196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6" office:value-type="float" office:value="6944" calcext:value-type="float">
            <text:p>6944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6" office:value-type="float" office:value="37713" calcext:value-type="float">
            <text:p>3771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6" office:value-type="float" office:value="27" calcext:value-type="float">
            <text:p>27</text:p>
          </table:table-cell>
          <table:table-cell table:number-columns-repeated="1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6" office:value-type="float" office:value="2323" calcext:value-type="float">
            <text:p>232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6" office:value-type="float" office:value="1198" calcext:value-type="float">
            <text:p>1198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6" office:value-type="float" office:value="6944" calcext:value-type="float">
            <text:p>6944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6" office:value-type="float" office:value="37714" calcext:value-type="float">
            <text:p>37714</text:p>
          </table:table-cell>
          <table:table-cell table:number-columns-repeated="1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number-columns-repeated="1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number-columns-repeated="16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3-10-08T21:12:12.145979699</dc:date>
    <meta:editing-duration>P34DT16H54M46S</meta:editing-duration>
    <meta:editing-cycles>292</meta:editing-cycles>
    <meta:print-date>2022-04-06T01:20:02.443000000</meta:print-date>
    <meta:document-statistic meta:table-count="5" meta:cell-count="1188" meta:object-count="0"/>
  </office:meta>
</office:document-meta>
</file>